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style>
    <style:style style:name="P8" style:family="paragraph" style:parent-style-name="OOoTableText">
      <style:text-properties fo:language="en" fo:country="US"/>
    </style:style>
    <style:style style:name="P9" style:family="paragraph" style:parent-style-name="OOoTextBody" style:master-page-name="">
      <style:paragraph-properties style:page-number="auto" fo:break-before="auto" fo:break-after="auto" fo:keep-with-next="always">
        <style:tab-stops/>
      </style:paragraph-properties>
    </style:style>
    <style:style style:name="P10" style:family="paragraph" style:parent-style-name="Text_20_body" style:master-page-name="">
      <style:paragraph-properties fo:orphans="2" fo:widows="2" style:page-number="auto" fo:break-before="auto" fo:break-after="auto"/>
    </style:style>
    <style:style style:name="P11"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12" style:family="paragraph" style:parent-style-name="OOoTextBody" style:master-page-name="">
      <style:paragraph-properties fo:keep-together="auto" fo:orphans="2" fo:widows="2" style:page-number="auto"/>
    </style:style>
    <style:style style:name="P13" style:family="paragraph" style:parent-style-name="OOoTextBody" style:master-page-name="">
      <style:paragraph-properties fo:keep-together="always" style:page-number="auto"/>
    </style:style>
    <style:style style:name="P14" style:family="paragraph" style:parent-style-name="OOoTextBody" style:master-page-name="">
      <style:paragraph-properties fo:keep-together="always" fo:orphans="0" fo:widows="0" style:page-number="auto"/>
      <style:text-properties fo:language="en" fo:country="US"/>
    </style:style>
    <style:style style:name="P15" style:family="paragraph" style:parent-style-name="OOoTextBody" style:master-page-name="">
      <style:paragraph-properties style:page-number="auto" fo:keep-with-next="always"/>
    </style:style>
    <style:style style:name="P16" style:family="paragraph" style:parent-style-name="OOoTextBody_5f_ListIntro">
      <style:paragraph-properties loext:contextual-spacing="false" fo:margin-top="0in" fo:margin-bottom="0.0236in"/>
      <style:text-properties fo:language="en" fo:country="US"/>
    </style:style>
    <style:style style:name="P17" style:family="paragraph" style:parent-style-name="OOoFigureCaption">
      <style:text-properties fo:language="en" fo:country="US"/>
    </style:style>
    <style:style style:name="P18" style:family="paragraph" style:parent-style-name="OOoFigure">
      <style:text-properties fo:language="en" fo:country="US"/>
    </style:style>
    <style:style style:name="P19" style:family="paragraph" style:parent-style-name="OOoTableHeader">
      <style:text-properties fo:language="en" fo:country="US"/>
    </style:style>
    <style:style style:name="P20" style:family="paragraph" style:parent-style-name="OOoTextBody">
      <style:text-properties fo:language="en" fo:country="U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3">
      <style:paragraph-properties>
        <style:tab-stops>
          <style:tab-stop style:position="6.3in" style:type="right" style:leader-style="dotted" style:leader-text="."/>
        </style:tab-stops>
      </style:paragraph-properties>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Text_20_body" style:master-page-name="">
      <style:paragraph-properties fo:margin-top="0.2in" fo:margin-bottom="0.0799in" style:page-number="auto" fo:break-before="auto" fo:break-after="auto" fo:keep-with-next="always"/>
      <style:text-properties fo:color="#0e85cd" style:font-name="DejaVu Sans4" fo:font-size="15pt" fo:font-weight="bold"/>
    </style:style>
    <style:style style:name="P25" style:family="paragraph" style:parent-style-name="Text_20_body" style:master-page-name="">
      <style:paragraph-properties fo:margin-top="0in" fo:margin-bottom="0.0402in" fo:text-align="start" style:justify-single-word="false" fo:keep-together="auto" fo:orphans="2" fo:widows="2" style:page-number="auto" fo:break-before="auto" fo:break-after="auto" fo:keep-with-next="always"/>
      <style:text-properties style:font-name="DejaVu Serif4" fo:font-size="11pt" fo:language="en" fo:country="US" fo:background-color="transparent"/>
    </style:style>
    <style:style style:name="P26" style:family="paragraph" style:parent-style-name="OOoSubtitle" style:master-page-name="">
      <style:paragraph-properties loext:contextual-spacing="false" fo:margin-top="0in" fo:margin-bottom="0.7874in" style:page-number="auto"/>
      <style:text-properties fo:font-size="28pt" fo:font-weight="normal" style:font-size-asian="28pt" style:font-weight-asian="normal" style:font-size-complex="28pt" style:font-weight-complex="normal"/>
    </style:style>
    <style:style style:name="P27" style:family="paragraph" style:parent-style-name="OOoPageBreak">
      <style:text-properties fo:color="#0e85cd" style:font-name="DejaVu Sans4" fo:font-size="15pt" fo:font-weight="bold"/>
    </style:style>
    <style:style style:name="P28" style:family="paragraph" style:parent-style-name="OOoTextBody">
      <style:paragraph-properties loext:contextual-spacing="false" fo:margin-top="0.5902in" fo:margin-bottom="0.0827in" fo:text-align="center" style:justify-single-word="false"/>
      <style:text-properties fo:font-size="24pt" style:font-size-asian="24pt" style:font-size-complex="24pt"/>
    </style:style>
    <style:style style:name="P29" style:family="paragraph" style:parent-style-name="OOoProductName" style:master-page-name="OOoTitlePage">
      <style:paragraph-properties loext:contextual-spacing="false" fo:margin-top="0.9839in" fo:margin-bottom="0.0398in" style:page-number="auto"/>
      <style:text-properties fo:font-size="44pt" fo:font-weight="normal" style:font-size-asian="44pt" style:font-weight-asian="normal" style:font-size-complex="44pt" style:font-weight-complex="normal"/>
    </style:style>
    <style:style style:name="P30" style:family="paragraph" style:parent-style-name="OOoHeading_20_2">
      <style:paragraph-properties loext:contextual-spacing="false" fo:margin-top="0.0984in" fo:margin-bottom="0.0429in"/>
      <style:text-properties fo:language="en" fo:country="US"/>
    </style:style>
    <style:style style:name="P31" style:family="paragraph" style:parent-style-name="Text_20_body" style:master-page-name="OOoCopyright">
      <style:paragraph-properties style:page-number="auto"/>
      <style:text-properties fo:color="#0e85cd" style:font-name="DejaVu Sans4" fo:font-size="15pt" fo:font-weight="bold"/>
    </style:style>
    <style:style style:name="P32" style:family="paragraph" style:parent-style-name="OOoList_20_1_20_Start">
      <style:paragraph-properties loext:contextual-spacing="false" fo:margin-top="0in" fo:margin-bottom="0.0236in"/>
      <style:text-properties fo:language="en" fo:country="US"/>
    </style:style>
    <style:style style:name="P33" style:family="paragraph" style:parent-style-name="OOoList_20_1_20_End">
      <style:text-properties fo:language="en" fo:country="US"/>
    </style:style>
    <style:style style:name="P34" style:family="paragraph" style:parent-style-name="OOoList_20_1_20_Cont.">
      <style:paragraph-properties fo:margin-top="0in" fo:margin-bottom="0.0236in"/>
      <style:text-properties fo:language="en" fo:country="US"/>
    </style:style>
    <style:style style:name="P35" style:family="paragraph" style:parent-style-name="OOoHeading_20_1">
      <style:text-properties fo:language="en" fo:country="US"/>
    </style:style>
    <style:style style:name="P36" style:family="paragraph" style:parent-style-name="OOoHeading_20_1" style:master-page-name="OOoCopyright">
      <style:paragraph-properties style:page-number="auto"/>
    </style:style>
    <style:style style:name="P37" style:family="paragraph" style:parent-style-name="OOoHeading_20_1">
      <style:paragraph-properties loext:contextual-spacing="false" fo:margin-top="0.1575in" fo:margin-bottom="0.1256in"/>
      <style:text-properties fo:language="en" fo:country="US"/>
    </style:style>
    <style:style style:name="P38" style:family="paragraph" style:parent-style-name="OOoHeading_20_1">
      <style:paragraph-properties fo:keep-with-next="always"/>
      <style:text-properties fo:language="en" fo:country="US"/>
    </style:style>
    <style:style style:name="P39" style:family="paragraph" style:parent-style-name="OOoHeading_20_0" style:master-page-name="OOoFrontMatter">
      <style:paragraph-properties style:page-number="auto"/>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name="DejaVu Serif4" fo:font-size="11pt" fo:language="en" fo:country="US"/>
    </style:style>
    <style:style style:name="T7" style:family="text">
      <style:text-properties style:font-name="Times New Roman1" fo:font-size="11pt" fo:language="en" fo:country="US"/>
    </style:style>
    <style:style style:name="T8" style:family="text">
      <style:text-properties fo:font-style="italic"/>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Apache OpenOffice</text:p>
      <text:p text:style-name="P26">Version 4.1</text:p>
      <text:p text:style-name="OOoGuideName">Getting Started</text:p>
      <text:p text:style-name="P28">AOO Documentation Team</text:p>
      <text:p text:style-name="OOoTextBody"/>
      <text:p text:style-name="P27"/>
      <text:p text:style-name="P31">Copyright</text:p>
      <text:p text:style-name="P10"><text:span text:style-name="T6">This document is Copyright </text:span><text:span text:style-name="T7">©</text:span><text:span text:style-name="T6"> 2021 by Apache OpenOffice. You may distribute it and/or modify it under the terms of the Creative Commons Attribution License, version 3.0 or later (</text:span><text:a xlink:type="simple" xlink:href="https://creativecommons.org/licenses/by/3.0/" text:style-name="Internet_20_link" text:visited-style-name="Visited_20_Internet_20_Link">https://creativecommons.org/licenses/by/3.0/</text:a><text:span text:style-name="T6">).</text:span></text:p>
      <text:p text:style-name="P11">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P24">Acknowledgments</text:p>
      <text:p text:style-name="P25">This book is updated from <text:span text:style-name="T8">Taming Apache OpenOffice 3.4</text:span> (by Jean Hollis Weber), which was adapted from <text:span text:style-name="T8">Getting Started with OpenOffice.org 3.3</text:span> (by the OOoAuthors team) with additional material adapted from <text:span text:style-name="T8">Getting Started with LibreOffice 3.4</text:span> (by the ODF Authors Team).</text:p>
      <text:p text:style-name="P24">Publication date and software version</text:p>
      <text:p text:style-name="P11">Published June 2022. Based on Apache OpenOffice 4.1.</text:p>
      <text:p text:style-name="Text_20_body"/>
      <text:p text:style-name="OOoTextBody"/>
      <text:h text:style-name="P36" text:outline-level="2">Contents</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Contents<text:tab/>1</text:p>
          <text:p text:style-name="P23">Preface<text:tab/>2</text:p>
          <text:p text:style-name="P21">Who Is This Book For?<text:tab/>2</text:p>
          <text:p text:style-name="P21">What's in This Book?<text:tab/>2</text:p>
          <text:p text:style-name="P21">Where to Get More Help<text:tab/>2</text:p>
          <text:p text:style-name="P22">Help System<text:tab/>2</text:p>
          <text:p text:style-name="P22">Free Online Support<text:tab/>3</text:p>
          <text:p text:style-name="P21">What Are All These Things Called?<text:tab/>3</text:p>
          <text:p text:style-name="P21">Using Apache OpenOffice on macOS<text:tab/>4</text:p>
        </text:index-body>
      </text:table-of-content>
      <text:p text:style-name="OOoTextBody"/>
      <text:h text:style-name="P39" text:outline-level="1">Preface</text:h>
      <text:h text:style-name="P35" text:outline-level="2">Who Is This Book For?</text:h>
      <text:p text:style-name="P20">Anyone who wants to get up to speed quickly with Apache OpenOffice will find this book valuable. You may be new to office software, or you may be familiar with another office suite.</text:p>
      <text:h text:style-name="P37" text:outline-level="2">What's in This Book?</text:h>
      <text:p text:style-name="P16">This book introduces the main components of Apache OpenOffice:</text:p>
      <text:list xml:id="list5882058465346015526" text:style-name="OOoBullets_20_1">
        <text:list-item>
          <text:p text:style-name="P32">Writer (word processing)</text:p>
        </text:list-item>
        <text:list-item>
          <text:p text:style-name="P34">Calc (spreadsheets)</text:p>
        </text:list-item>
        <text:list-item>
          <text:p text:style-name="P34">Impress (presentations)</text:p>
        </text:list-item>
        <text:list-item>
          <text:p text:style-name="P34">Draw (vector graphics)</text:p>
        </text:list-item>
        <text:list-item>
          <text:p text:style-name="P34">Base (database)</text:p>
        </text:list-item>
        <text:list-item>
          <text:p text:style-name="P33">Math (equation editor)</text:p>
        </text:list-item>
      </text:list>
      <text:p text:style-name="P20">It also covers some features common to all components, including setup and customization, styles and templates, and printing.</text:p>
      <text:h text:style-name="P37" text:outline-level="2">Where to Get More Help</text:h>
      <text:p text:style-name="P14">This book, the built-in Help system, and user support systems assume that you are familiar with your computer and basic functions such as starting a program, opening and saving files.</text:p>
      <text:h text:style-name="P30" text:outline-level="3">Help System</text:h>
      <text:p text:style-name="P20">Apache OpenOffice comes with an extensive <text:alphabetical-index-mark-start text:id="IMark12827372"/>Help system<text:alphabetical-index-mark-end text:id="IMark12827372"/>.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13"><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P30" text:outline-level="3">Free Online Support</text:h>
      <text:p text:style-name="P20">The Apache OpenOffice community not only develops software, but provides free, volunteer-based support. See this web page: https://www.openoffice.org/support/index.html</text:p>
      <text:p text:style-name="OOoTextBody"><text:span text:style-name="T4">Users can get comprehensive online </text:span><text:alphabetical-index-mark-start text:id="IMark12826796"/><text:span text:style-name="T4">support</text:span><text:alphabetical-index-mark-end text:id="IMark12826796"/><text:span text:style-name="T4"> from the community through the mailing list at users@openoffice.apache.org and the Apache OpenOffice Community Forum at </text:span><text:a xlink:type="simple" xlink:href="https://forum.openoffice.org/en/forum/" text:style-name="Internet_20_link" text:visited-style-name="Visited_20_Internet_20_Link"><text:span text:style-name="T4">https://forum.openoffice.org/en/forum/</text:span></text:a><text:span text:style-name="T4">. The forum requires a subscription before questions can be posted, though they can be viewed by anyone. The subscription is need to control spamming and is not used for any other purpose.</text:span></text:p>
      <text:h text:style-name="OOoHeading_20_1" text:outline-level="2">What You See May Be Different</text:h>
      <text:p text:style-name="P20">Apache OpenOffice runs on Windows, Linux, and macOS operating systems, each of which has several versions and can be customized by users (fonts, colors, themes, window managers).</text:p>
      <text:p text:style-name="P20">The pictures in this book were taken from a variety of computers and operating systems. Some pictures will therefore not look exactly like what you see on your computer.</text:p>
      <text:h text:style-name="P38" text:outline-level="2">What Are All These Things Called?</text:h>
      <text:p text:style-name="P15"><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12"><text:span text:style-name="T4">A </text:span><text:span text:style-name="OOoEmphasis"><text:span text:style-name="T4">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20">Some dialog windows can be left open as you work, so you can switch back and forth between the dialog and your document. An example of this type is the Find &amp; Replace dialog.</text:p>
      <text:p text:style-name="P18"><text:soft-page-break/><draw:frame draw:style-name="fr1" draw:name="Frame12" text:anchor-type="as-char" svg:width="5.6165in" draw:z-index="0"><draw:text-box fo:min-height="5.7752in"><text:p text:style-name="P17"><draw:frame draw:style-name="fr2" draw:name="graphics15" text:anchor-type="as-char" svg:width="5.6035in" svg:height="4.1528in" draw:z-index="1"><draw:image xlink:href="Pictures/10000000000002030000016749141A3D.png" xlink:type="simple" xlink:show="embed" xlink:actuate="onLoad"/></draw:frame></text:p><text:p text:style-name="P17">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P35" text:outline-level="2">Using Apache OpenOffice on macOS</text:h>
      <text:p text:style-name="P9"><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Windows or Linux</text:p>
          </table:table-cell>
          <table:table-cell table:style-name="Table1.A1" office:value-type="string">
            <text:p text:style-name="P19">macOS equivalent</text:p>
          </table:table-cell>
          <table:table-cell table:style-name="Table1.A1" office:value-type="string">
            <text:p text:style-name="P19">Effect</text:p>
          </table:table-cell>
        </table:table-row>
        <table:table-row table:style-name="Table1.1">
          <table:table-cell table:style-name="Table1.A2" office:value-type="string">
            <text:p text:style-name="P7"><text:span text:style-name="OOoMenuPath"><text:span text:style-name="T3">Tools &gt; Options</text:span></text:span><text:span text:style-name="T1"> </text:span><text:span text:style-name="T4">menu selection</text:span></text:p>
          </table:table-cell>
          <table:table-cell table:style-name="Table1.A2" office:value-type="string">
            <text:p text:style-name="P6"><text:span text:style-name="OOoMenuPath"><text:span text:style-name="T4">OpenOffice &gt; Preferences</text:span></text:span></text:p>
          </table:table-cell>
          <table:table-cell table:style-name="Table1.A2" office:value-type="string">
            <text:p text:style-name="P8">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8">Open a context menu</text:p>
          </table:table-cell>
        </table:table-row>
        <table:table-row table:style-name="Table1.1">
          <table:table-cell table:style-name="Table1.A2" office:value-type="string">
            <text:p text:style-name="P6"><text:span text:style-name="OOoKeystroke"><text:span text:style-name="T4">Ctrl (Control)</text:span></text:span></text:p>
          </table:table-cell>
          <table:table-cell table:style-name="Table1.A2" office:value-type="string">
            <text:p text:style-name="P7"><text:span text:style-name="T2">z</text:span><text:span text:style-name="T1"> </text:span><text:span text:style-name="OOoKeystroke"><text:span text:style-name="T4">(Command)</text:span></text:span></text:p>
          </table:table-cell>
          <table:table-cell table:style-name="Table1.A2" office:value-type="string">
            <text:p text:style-name="P8">Used with other keys</text:p>
          </table:table-cell>
        </table:table-row>
        <table:table-row table:style-name="Table1.1">
          <table:table-cell table:style-name="Table1.A2" office:value-type="string">
            <text:p text:style-name="P6"><text:span text:style-name="OOoKeystroke"><text:span text:style-name="T4">F11</text:span></text:span></text:p>
          </table:table-cell>
          <table:table-cell table:style-name="Table1.A2" office:value-type="string">
            <text:p text:style-name="P7"><text:span text:style-name="T2">z</text:span><text:span text:style-name="T1">+</text:span><text:span text:style-name="OOoKeystroke"><text:span text:style-name="T4">T</text:span></text:span></text:p>
          </table:table-cell>
          <table:table-cell table:style-name="Table1.A2" office:value-type="string">
            <text:p text:style-name="P8">Open the Styles and Formatting window</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fo:text-align="start" style:justify-single-word="false"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Preface</text:title><text:tab/><text:chapter text:display="name" text:outline-level="1"/><text:tab/><text:page-number text:select-page="current"/></text:p>
      </style:footer>
    </style:master-page>
    <style:master-page style:name="OOoFrontMatter" style:page-layout-name="Mpm7">
      <style:footer>
        <text:p text:style-name="MP3"><text:title>Preface</text:title> | <text:page-number text:select-page="current">5</text:page-number></text:p>
      </style:footer>
      <style:footer-left>
        <text:p text:style-name="MP4"><text:page-number text:select-page="current">6</text:page-number> | <text:title>Prefa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 | <text:page-number text:select-page="current"/></text:p>
      </style:footer>
      <style:footer-left>
        <text:p text:style-name="MP4"><text:page-number text:select-page="current"/>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2-06-29T14:45:46.74</dc:date>
    <dc:creator>Keith McKenna</dc:creator>
    <meta:editing-duration>PT7H51M45S</meta:editing-duration>
    <meta:editing-cycles>30</meta:editing-cycles>
    <meta:generator>OpenOffice/4.1.12$Win32 OpenOffice.org_project/4112m1$Build-9809</meta:generator>
    <meta:document-statistic meta:table-count="1" meta:image-count="1" meta:object-count="0" meta:page-count="6" meta:paragraph-count="76" meta:word-count="950" meta:character-count="5605"/>
    <meta:user-defined meta:name="Info 1"/>
    <meta:user-defined meta:name="Info 2"/>
    <meta:user-defined meta:name="Info 3"/>
    <meta:user-defined meta:name="Info 4"/>
    <meta:template xlink:type="simple" xlink:actuate="onRequest" xlink:title="AOOdoc" xlink:href="../../AppData/Roaming/OpenOffice/4/user/template/en-US/AOOdoc.ott" meta:date="2021-04-24T18:32:22.33"/>
  </office:meta>
</office:document-meta>
</file>